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04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85.51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68.35mm"/>
    </style:style>
    <style:style style:name="co9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kew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  <table:table-cell/>
          <table:table-cell office:value-type="string" calcext:value-type="string">
            <text:p>csv startle</text:p>
          </table:table-cell>
          <table:table-cell office:value-type="string" calcext:value-type="string">
            <text:p>end startle</text:p>
          </table:table-cell>
        </table:table-row>
        <table:table-row table:style-name="ro1">
          <table:table-cell office:value-type="string" calcext:value-type="string">
            <text:p>BC\_POD1\_PTILTVIDEO\_20110519T091755.000Z\_1</text:p>
          </table:table-cell>
          <table:table-cell table:formula="of:=[.H2]*3"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table:formula="of:=[.C2]-[.B2]" office:value-type="float" office:value="-35" calcext:value-type="float">
            <text:p>-35</text:p>
          </table:table-cell>
          <table:table-cell table:formula="of:=([.I2]-[.H2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C\_POD1\_PTILTVIDEO\_20110522T114342.000Z\_1</text:p>
          </table:table-cell>
          <table:table-cell table:formula="of:=[.H3]*3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C3]-[.B3]" office:value-type="float" office:value="-60" calcext:value-type="float">
            <text:p>-60</text:p>
          </table:table-cell>
          <table:table-cell table:formula="of:=([.I3]-[.H3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C\_POD1\_PTILTVIDEO\_20110522T114342.000Z\_2</text:p>
          </table:table-cell>
          <table:table-cell table:formula="of:=[.H4]*3"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table:formula="of:=[.C4]-[.B4]" office:value-type="float" office:value="18" calcext:value-type="float">
            <text:p>18</text:p>
          </table:table-cell>
          <table:table-cell table:formula="of:=([.I4]-[.H4])*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C\_POD1\_PTILTVIDEO\_20110522T114342.000Z\_3</text:p>
          </table:table-cell>
          <table:table-cell table:formula="of:=[.H5]*3"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table:formula="of:=[.C5]-[.B5]" office:value-type="float" office:value="-47" calcext:value-type="float">
            <text:p>-47</text:p>
          </table:table-cell>
          <table:table-cell table:formula="of:=([.I5]-[.H5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C\_POD1\_PTILTVIDEO\_20110522T173147.000Z\_1</text:p>
          </table:table-cell>
          <table:table-cell table:formula="of:=[.H6]*3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formula="of:=[.C6]-[.B6]" office:value-type="float" office:value="34" calcext:value-type="float">
            <text:p>34</text:p>
          </table:table-cell>
          <table:table-cell table:formula="of:=([.I6]-[.H6])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C\_POD1\_PTILTVIDEO\_20110522T173147.000Z\_2</text:p>
          </table:table-cell>
          <table:table-cell table:formula="of:=[.H7]*3"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C7]-[.B7]" office:value-type="float" office:value="23" calcext:value-type="float">
            <text:p>23</text:p>
          </table:table-cell>
          <table:table-cell table:formula="of:=([.I7]-[.H7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C\_POD1\_PTILTVIDEO\_20110525T111402.000Z\_1</text:p>
          </table:table-cell>
          <table:table-cell table:formula="of:=[.H8]*3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C8]-[.B8]" office:value-type="float" office:value="-38" calcext:value-type="float">
            <text:p>-38</text:p>
          </table:table-cell>
          <table:table-cell table:formula="of:=([.I8]-[.H8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C\_POD1\_PTILTVIDEO\_20110527T063643.000Z\_1</text:p>
          </table:table-cell>
          <table:table-cell table:formula="of:=[.H9]*3"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table:formula="of:=[.C9]-[.B9]" office:value-type="float" office:value="-36" calcext:value-type="float">
            <text:p>-36</text:p>
          </table:table-cell>
          <table:table-cell table:formula="of:=([.I9]-[.H9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C\_POD1\_PTILTVIDEO\_20110528T073304.000Z\_1</text:p>
          </table:table-cell>
          <table:table-cell table:formula="of:=[.H10]*3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formula="of:=[.C10]-[.B10]" office:value-type="float" office:value="-18" calcext:value-type="float">
            <text:p>-18</text:p>
          </table:table-cell>
          <table:table-cell table:formula="of:=([.I10]-[.H10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C\_POD1\_PTILTVIDEO\_20110528T165204.000Z\_2</text:p>
          </table:table-cell>
          <table:table-cell table:formula="of:=[.H11]*3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formula="of:=[.C11]-[.B11]" office:value-type="float" office:value="32" calcext:value-type="float">
            <text:p>32</text:p>
          </table:table-cell>
          <table:table-cell table:formula="of:=([.I11]-[.H11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C\_POD1\_PTILTVIDEO\_20110528T165204.000Z\_3</text:p>
          </table:table-cell>
          <table:table-cell table:formula="of:=[.H12]*3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[.C12]-[.B12]" office:value-type="float" office:value="-4" calcext:value-type="float">
            <text:p>-4</text:p>
          </table:table-cell>
          <table:table-cell table:formula="of:=([.I12]-[.H12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C\_POD1\_PTILTVIDEO\_20110615T192950.000Z\_1</text:p>
          </table:table-cell>
          <table:table-cell table:formula="of:=[.H13]*3"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table:formula="of:=[.C13]-[.B13]" office:value-type="float" office:value="68" calcext:value-type="float">
            <text:p>68</text:p>
          </table:table-cell>
          <table:table-cell table:formula="of:=([.I13]-[.H13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C\_POD1\_PTILTVIDEO\_20110615T192950.000Z\_2</text:p>
          </table:table-cell>
          <table:table-cell table:formula="of:=[.H14]*3"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[.C14]-[.B14]" office:value-type="float" office:value="20" calcext:value-type="float">
            <text:p>20</text:p>
          </table:table-cell>
          <table:table-cell table:formula="of:=([.I14]-[.H14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BC\_POD1\_PTILTVIDEO\_20110615T192950.000Z\_3</text:p>
          </table:table-cell>
          <table:table-cell table:formula="of:=[.H15]*3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[.C15]-[.B15]" office:value-type="float" office:value="-92" calcext:value-type="float">
            <text:p>-92</text:p>
          </table:table-cell>
          <table:table-cell table:formula="of:=([.I15]-[.H15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C\_POD1\_PTILTVIDEO\_20110616T171904.000Z\_1</text:p>
          </table:table-cell>
          <table:table-cell table:formula="of:=[.H16]*3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C16]-[.B16]" office:value-type="float" office:value="0" calcext:value-type="float">
            <text:p>0</text:p>
          </table:table-cell>
          <table:table-cell table:formula="of:=([.I16]-[.H16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C\_POD1\_PTILTVIDEO\_20110616T171904.000Z\_2</text:p>
          </table:table-cell>
          <table:table-cell table:formula="of:=[.H17]*3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[.C17]-[.B17]" office:value-type="float" office:value="16" calcext:value-type="float">
            <text:p>16</text:p>
          </table:table-cell>
          <table:table-cell table:formula="of:=([.I17]-[.H17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C\_POD1\_PTILTVIDEO\_20110618T185440.000Z\_1</text:p>
          </table:table-cell>
          <table:table-cell table:formula="of:=[.H18]*3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C18]-[.B18]" office:value-type="float" office:value="-11" calcext:value-type="float">
            <text:p>-11</text:p>
          </table:table-cell>
          <table:table-cell table:formula="of:=([.I18]-[.H18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C\_POD1\_PTILTVIDEO\_20110618T185440.000Z\_5</text:p>
          </table:table-cell>
          <table:table-cell table:formula="of:=[.H19]*3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C19]-[.B19]" office:value-type="float" office:value="14" calcext:value-type="float">
            <text:p>14</text:p>
          </table:table-cell>
          <table:table-cell table:formula="of:=([.I19]-[.H19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\_POD1\_PTILTVIDEO\_20110624T174459.000Z\_1</text:p>
          </table:table-cell>
          <table:table-cell table:formula="of:=[.H20]*3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[.C20]-[.B20]" office:value-type="float" office:value="10" calcext:value-type="float">
            <text:p>10</text:p>
          </table:table-cell>
          <table:table-cell table:formula="of:=([.I20]-[.H20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C\_POD1\_PTILTVIDEO\_20110624T174459.000Z\_2</text:p>
          </table:table-cell>
          <table:table-cell table:formula="of:=[.H21]*3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C21]-[.B21]" office:value-type="float" office:value="-26" calcext:value-type="float">
            <text:p>-26</text:p>
          </table:table-cell>
          <table:table-cell table:formula="of:=([.I21]-[.H21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C\_POD1\_PTILTVIDEO\_20110624T174459.000Z\_3</text:p>
          </table:table-cell>
          <table:table-cell table:formula="of:=[.H22]*3"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formula="of:=[.C22]-[.B22]" office:value-type="float" office:value="55" calcext:value-type="float">
            <text:p>55</text:p>
          </table:table-cell>
          <table:table-cell table:formula="of:=([.I22]-[.H22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C\_POD1\_PTILTVIDEO\_20110624T174459.000Z\_4</text:p>
          </table:table-cell>
          <table:table-cell table:formula="of:=[.H23]*3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formula="of:=[.C23]-[.B23]" office:value-type="float" office:value="55" calcext:value-type="float">
            <text:p>55</text:p>
          </table:table-cell>
          <table:table-cell table:formula="of:=([.I23]-[.H23])*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C\_POD1\_PTILTVIDEO\_20110625T183602.000Z\_1</text:p>
          </table:table-cell>
          <table:table-cell table:formula="of:=[.H24]*3"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table:formula="of:=[.C24]-[.B24]" office:value-type="float" office:value="-43" calcext:value-type="float">
            <text:p>-43</text:p>
          </table:table-cell>
          <table:table-cell table:formula="of:=([.I24]-[.H24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C\_POD1\_PTILTVIDEO\_20110702T181655.000Z\_1</text:p>
          </table:table-cell>
          <table:table-cell table:formula="of:=[.H25]*3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[.C25]-[.B25]" office:value-type="float" office:value="-100" calcext:value-type="float">
            <text:p>-100</text:p>
          </table:table-cell>
          <table:table-cell table:formula="of:=([.I25]-[.H25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C\_POD1\_PTILTVIDEO\_20110703T190647.000Z\_1</text:p>
          </table:table-cell>
          <table:table-cell table:formula="of:=[.H26]*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C26]-[.B26]" office:value-type="float" office:value="12" calcext:value-type="float">
            <text:p>12</text:p>
          </table:table-cell>
          <table:table-cell table:formula="of:=([.I26]-[.H26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C\_POD1\_PTILTVIDEO\_20110703T190647.000Z\_2</text:p>
          </table:table-cell>
          <table:table-cell table:formula="of:=[.H27]*3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C27]-[.B27]" office:value-type="float" office:value="-32" calcext:value-type="float">
            <text:p>-32</text:p>
          </table:table-cell>
          <table:table-cell table:formula="of:=([.I27]-[.H27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C\_POD1\_PTILTVIDEO\_20110703T190647.000Z\_3</text:p>
          </table:table-cell>
          <table:table-cell table:formula="of:=[.H28]*3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[.C28]-[.B28]" office:value-type="float" office:value="11" calcext:value-type="float">
            <text:p>11</text:p>
          </table:table-cell>
          <table:table-cell table:formula="of:=([.I28]-[.H28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6.44444444444444" calcext:value-type="float">
            <text:p>-6.44444444444444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4.96296296296296" calcext:value-type="float">
            <text:p>4.96296296296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42.085383296098" calcext:value-type="float">
            <text:p>42.085383296098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.192450089729875" calcext:value-type="float">
            <text:p>0.192450089729875</text:p>
          </table:table-cell>
          <table:table-cell table:number-columns-repeated="3"/>
        </table:table-row>
      </table:table>
      <table:table table:name="Kurt5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5.A1]" office:value-type="string" office:string-value="Video" calcext:value-type="string">
            <text:p>Video</text:p>
          </table:table-cell>
          <table:table-cell table:formula="of:=[Skew5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5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Skew5.B2]"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table:formula="of:=[.C2]-[.B2]" office:value-type="float" office:value="-35" calcext:value-type="float">
            <text:p>-35</text:p>
          </table:table-cell>
          <table:table-cell table:formula="of:=[Skew5.E2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Skew5.B3]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C3]-[.B3]" office:value-type="float" office:value="-60" calcext:value-type="float">
            <text:p>-60</text:p>
          </table:table-cell>
          <table:table-cell table:formula="of:=[Skew5.E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Skew5.B4]"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formula="of:=[.C4]-[.B4]" office:value-type="float" office:value="13" calcext:value-type="float">
            <text:p>13</text:p>
          </table:table-cell>
          <table:table-cell table:formula="of:=[Skew5.E4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Skew5.B5]"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table:formula="of:=[.C5]-[.B5]" office:value-type="float" office:value="-47" calcext:value-type="float">
            <text:p>-47</text:p>
          </table:table-cell>
          <table:table-cell table:formula="of:=[Skew5.E5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Skew5.B6]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formula="of:=[.C6]-[.B6]" office:value-type="float" office:value="34" calcext:value-type="float">
            <text:p>34</text:p>
          </table:table-cell>
          <table:table-cell table:formula="of:=[Skew5.E6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Skew5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Skew5.B7]"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C7]-[.B7]" office:value-type="float" office:value="23" calcext:value-type="float">
            <text:p>23</text:p>
          </table:table-cell>
          <table:table-cell table:formula="of:=[Skew5.E7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Skew5.B8]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formula="of:=[.C8]-[.B8]" office:value-type="float" office:value="-28" calcext:value-type="float">
            <text:p>-28</text:p>
          </table:table-cell>
          <table:table-cell table:formula="of:=[Skew5.E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Skew5.B9]"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table:formula="of:=[.C9]-[.B9]" office:value-type="float" office:value="19" calcext:value-type="float">
            <text:p>19</text:p>
          </table:table-cell>
          <table:table-cell table:formula="of:=[Skew5.E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Skew5.B10]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[.C10]-[.B10]" office:value-type="float" office:value="-13" calcext:value-type="float">
            <text:p>-13</text:p>
          </table:table-cell>
          <table:table-cell table:formula="of:=[Skew5.E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Skew5.B11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formula="of:=[.C11]-[.B11]" office:value-type="float" office:value="32" calcext:value-type="float">
            <text:p>32</text:p>
          </table:table-cell>
          <table:table-cell table:formula="of:=[Skew5.E11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Skew5.B12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[.C12]-[.B12]" office:value-type="float" office:value="11" calcext:value-type="float">
            <text:p>11</text:p>
          </table:table-cell>
          <table:table-cell table:formula="of:=[Skew5.E1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Skew5.B13]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[.C13]-[.B13]" office:value-type="float" office:value="18" calcext:value-type="float">
            <text:p>18</text:p>
          </table:table-cell>
          <table:table-cell table:formula="of:=[Skew5.E1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Skew5.B14]"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[.C14]-[.B14]" office:value-type="float" office:value="20" calcext:value-type="float">
            <text:p>20</text:p>
          </table:table-cell>
          <table:table-cell table:formula="of:=[Skew5.E1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Skew5.B15]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C15]-[.B15]" office:value-type="float" office:value="-97" calcext:value-type="float">
            <text:p>-97</text:p>
          </table:table-cell>
          <table:table-cell table:formula="of:=[Skew5.E1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Skew5.B16]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C16]-[.B16]" office:value-type="float" office:value="-40" calcext:value-type="float">
            <text:p>-40</text:p>
          </table:table-cell>
          <table:table-cell table:formula="of:=[Skew5.E1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Skew5.B17]"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formula="of:=[.C17]-[.B17]" office:value-type="float" office:value="11" calcext:value-type="float">
            <text:p>11</text:p>
          </table:table-cell>
          <table:table-cell table:formula="of:=[Skew5.E17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Skew5.B18]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C18]-[.B18]" office:value-type="float" office:value="-1" calcext:value-type="float">
            <text:p>-1</text:p>
          </table:table-cell>
          <table:table-cell table:formula="of:=[Skew5.E1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Skew5.B19]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C19]-[.B19]" office:value-type="float" office:value="14" calcext:value-type="float">
            <text:p>14</text:p>
          </table:table-cell>
          <table:table-cell table:formula="of:=[Skew5.E1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Skew5.B20]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[.C20]-[.B20]" office:value-type="float" office:value="20" calcext:value-type="float">
            <text:p>20</text:p>
          </table:table-cell>
          <table:table-cell table:formula="of:=[Skew5.E20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Skew5.B21]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C21]-[.B21]" office:value-type="float" office:value="-26" calcext:value-type="float">
            <text:p>-26</text:p>
          </table:table-cell>
          <table:table-cell table:formula="of:=[Skew5.E2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Skew5.B22]"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formula="of:=[.C22]-[.B22]" office:value-type="float" office:value="55" calcext:value-type="float">
            <text:p>55</text:p>
          </table:table-cell>
          <table:table-cell table:formula="of:=[Skew5.E2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Skew5.B23]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formula="of:=[.C23]-[.B23]" office:value-type="float" office:value="35" calcext:value-type="float">
            <text:p>35</text:p>
          </table:table-cell>
          <table:table-cell table:formula="of:=[Skew5.E23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Skew5.B24]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[.C24]-[.B24]" office:value-type="float" office:value="-38" calcext:value-type="float">
            <text:p>-38</text:p>
          </table:table-cell>
          <table:table-cell table:formula="of:=[Skew5.E2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Skew5.B25]"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table:formula="of:=[.C25]-[.B25]" office:value-type="float" office:value="75" calcext:value-type="float">
            <text:p>75</text:p>
          </table:table-cell>
          <table:table-cell table:formula="of:=[Skew5.E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Skew5.B26]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C26]-[.B26]" office:value-type="float" office:value="2" calcext:value-type="float">
            <text:p>2</text:p>
          </table:table-cell>
          <table:table-cell table:formula="of:=[Skew5.E2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Skew5.B27]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[.C27]-[.B27]" office:value-type="float" office:value="-37" calcext:value-type="float">
            <text:p>-37</text:p>
          </table:table-cell>
          <table:table-cell table:formula="of:=[Skew5.E2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Skew5.B28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[.C28]-[.B28]" office:value-type="float" office:value="11" calcext:value-type="float">
            <text:p>11</text:p>
          </table:table-cell>
          <table:table-cell table:formula="of:=[Skew5.E28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1.07407407407407" calcext:value-type="float">
            <text:p>-1.07407407407407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4.96296296296296" calcext:value-type="float">
            <text:p>4.9629629629629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37.8538951617582" calcext:value-type="float">
            <text:p>37.8538951617582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.192450089729875" calcext:value-type="float">
            <text:p>0.192450089729875</text:p>
          </table:table-cell>
        </table:table-row>
      </table:table>
      <table:table table:name="Skew5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5.A1]" office:value-type="string" office:string-value="Video" calcext:value-type="string">
            <text:p>Video</text:p>
          </table:table-cell>
          <table:table-cell table:formula="of:=[Skew5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5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Skew5.B2]"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table:formula="of:=[.C2]-[.B2]" office:value-type="float" office:value="-37" calcext:value-type="float">
            <text:p>-37</text:p>
          </table:table-cell>
          <table:table-cell table:formula="of:=[Skew5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Skew5.B3]"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[.C3]-[.B3]" office:value-type="float" office:value="-62" calcext:value-type="float">
            <text:p>-62</text:p>
          </table:table-cell>
          <table:table-cell table:formula="of:=[Skew5.E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Skew5.B4]"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formula="of:=[.C4]-[.B4]" office:value-type="float" office:value="16" calcext:value-type="float">
            <text:p>16</text:p>
          </table:table-cell>
          <table:table-cell table:formula="of:=[Skew5.E4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Skew5.B5]"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table:formula="of:=[.C5]-[.B5]" office:value-type="float" office:value="-49" calcext:value-type="float">
            <text:p>-49</text:p>
          </table:table-cell>
          <table:table-cell table:formula="of:=[Skew5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Skew5.B6]"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formula="of:=[.C6]-[.B6]" office:value-type="float" office:value="27" calcext:value-type="float">
            <text:p>27</text:p>
          </table:table-cell>
          <table:table-cell table:formula="of:=[Skew5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Skew5.B7]"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C7]-[.B7]" office:value-type="float" office:value="21" calcext:value-type="float">
            <text:p>21</text:p>
          </table:table-cell>
          <table:table-cell table:formula="of:=[Skew5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Skew5.B8]"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formula="of:=[.C8]-[.B8]" office:value-type="float" office:value="-40" calcext:value-type="float">
            <text:p>-40</text:p>
          </table:table-cell>
          <table:table-cell table:formula="of:=[Skew5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Skew5.B9]"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table:formula="of:=[.C9]-[.B9]" office:value-type="float" office:value="-33" calcext:value-type="float">
            <text:p>-33</text:p>
          </table:table-cell>
          <table:table-cell table:formula="of:=[Skew5.E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Skew5.B10]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[.C10]-[.B10]" office:value-type="float" office:value="0" calcext:value-type="float">
            <text:p>0</text:p>
          </table:table-cell>
          <table:table-cell table:formula="of:=[Skew5.E1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Skew5.B11]"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formula="of:=[.C11]-[.B11]" office:value-type="float" office:value="25" calcext:value-type="float">
            <text:p>25</text:p>
          </table:table-cell>
          <table:table-cell table:formula="of:=[Skew5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Skew5.B12]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[.C12]-[.B12]" office:value-type="float" office:value="-1" calcext:value-type="float">
            <text:p>-1</text:p>
          </table:table-cell>
          <table:table-cell table:formula="of:=[Skew5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Skew5.B13]"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formula="of:=[.C13]-[.B13]" office:value-type="float" office:value="61" calcext:value-type="float">
            <text:p>61</text:p>
          </table:table-cell>
          <table:table-cell table:formula="of:=[Skew5.E1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Skew5.B14]"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table:formula="of:=[.C14]-[.B14]" office:value-type="float" office:value="23" calcext:value-type="float">
            <text:p>23</text:p>
          </table:table-cell>
          <table:table-cell table:formula="of:=[Skew5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Skew5.B15]"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[.C15]-[.B15]" office:value-type="float" office:value="-89" calcext:value-type="float">
            <text:p>-89</text:p>
          </table:table-cell>
          <table:table-cell table:formula="of:=[Skew5.E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Skew5.B16]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C16]-[.B16]" office:value-type="float" office:value="8" calcext:value-type="float">
            <text:p>8</text:p>
          </table:table-cell>
          <table:table-cell table:formula="of:=[Skew5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Skew5.B17]"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formula="of:=[.C17]-[.B17]" office:value-type="float" office:value="14" calcext:value-type="float">
            <text:p>14</text:p>
          </table:table-cell>
          <table:table-cell table:formula="of:=[Skew5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Skew5.B18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8]-[.B18]" office:value-type="float" office:value="-13" calcext:value-type="float">
            <text:p>-13</text:p>
          </table:table-cell>
          <table:table-cell table:formula="of:=[Skew5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Skew5.B19]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[.C19]-[.B19]" office:value-type="float" office:value="12" calcext:value-type="float">
            <text:p>12</text:p>
          </table:table-cell>
          <table:table-cell table:formula="of:=[Skew5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Skew5.B20]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C20]-[.B20]" office:value-type="float" office:value="8" calcext:value-type="float">
            <text:p>8</text:p>
          </table:table-cell>
          <table:table-cell table:formula="of:=[Skew5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Skew5.B21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C21]-[.B21]" office:value-type="float" office:value="-28" calcext:value-type="float">
            <text:p>-28</text:p>
          </table:table-cell>
          <table:table-cell table:formula="of:=[Skew5.E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Skew5.B22]"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[.C22]-[.B22]" office:value-type="float" office:value="-47" calcext:value-type="float">
            <text:p>-47</text:p>
          </table:table-cell>
          <table:table-cell table:formula="of:=[Skew5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Skew5.B23]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C23]-[.B23]" office:value-type="float" office:value="58" calcext:value-type="float">
            <text:p>58</text:p>
          </table:table-cell>
          <table:table-cell table:formula="of:=[Skew5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Skew5.B24]"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formula="of:=[.C24]-[.B24]" office:value-type="float" office:value="-40" calcext:value-type="float">
            <text:p>-40</text:p>
          </table:table-cell>
          <table:table-cell table:formula="of:=[Skew5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Skew5.B25]"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formula="of:=[.C25]-[.B25]" office:value-type="float" office:value="-102" calcext:value-type="float">
            <text:p>-102</text:p>
          </table:table-cell>
          <table:table-cell table:formula="of:=[Skew5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Skew5.B26]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[.C26]-[.B26]" office:value-type="float" office:value="15" calcext:value-type="float">
            <text:p>15</text:p>
          </table:table-cell>
          <table:table-cell table:formula="of:=[Skew5.E2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Skew5.B27]"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formula="of:=[.C27]-[.B27]" office:value-type="float" office:value="-34" calcext:value-type="float">
            <text:p>-34</text:p>
          </table:table-cell>
          <table:table-cell table:formula="of:=[Skew5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5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Skew5.B28]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C28]-[.B28]" office:value-type="float" office:value="14" calcext:value-type="float">
            <text:p>14</text:p>
          </table:table-cell>
          <table:table-cell table:formula="of:=[Skew5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10.1111111111111" calcext:value-type="float">
            <text:p>-10.1111111111111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40.354518699734" calcext:value-type="float">
            <text:p>40.354518699734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" calcext:value-type="float">
            <text:p>0</text:p>
          </table:table-cell>
        </table:table-row>
      </table:table>
      <table:table table:name="Kurt5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Kurt5.A1]" office:value-type="string" office:string-value="Video" calcext:value-type="string">
            <text:p>Video</text:p>
          </table:table-cell>
          <table:table-cell table:formula="of:=[Kurt5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Kurt5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Kurt5.B2]"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table:formula="of:=[.C2]-[.B2]" office:value-type="float" office:value="-32" calcext:value-type="float">
            <text:p>-32</text:p>
          </table:table-cell>
          <table:table-cell table:formula="of:=[Kurt5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Kurt5.B3]"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[.C3]-[.B3]" office:value-type="float" office:value="-62" calcext:value-type="float">
            <text:p>-62</text:p>
          </table:table-cell>
          <table:table-cell table:formula="of:=[Kurt5.E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Kurt5.B4]"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[.C4]-[.B4]" office:value-type="float" office:value="11" calcext:value-type="float">
            <text:p>11</text:p>
          </table:table-cell>
          <table:table-cell table:formula="of:=[Kurt5.E4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Kurt5.B5]"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table:formula="of:=[.C5]-[.B5]" office:value-type="float" office:value="-49" calcext:value-type="float">
            <text:p>-49</text:p>
          </table:table-cell>
          <table:table-cell table:formula="of:=[Kurt5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Kurt5.B6]"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formula="of:=[.C6]-[.B6]" office:value-type="float" office:value="17" calcext:value-type="float">
            <text:p>17</text:p>
          </table:table-cell>
          <table:table-cell table:formula="of:=[Kurt5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Kurt5.B7]"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C7]-[.B7]" office:value-type="float" office:value="26" calcext:value-type="float">
            <text:p>26</text:p>
          </table:table-cell>
          <table:table-cell table:formula="of:=[Kurt5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Kurt5.B8]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formula="of:=[.C8]-[.B8]" office:value-type="float" office:value="-45" calcext:value-type="float">
            <text:p>-45</text:p>
          </table:table-cell>
          <table:table-cell table:formula="of:=[Kurt5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Kurt5.B9]"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table:formula="of:=[.C9]-[.B9]" office:value-type="float" office:value="-38" calcext:value-type="float">
            <text:p>-38</text:p>
          </table:table-cell>
          <table:table-cell table:formula="of:=[Kurt5.E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Kurt5.B10]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[.C10]-[.B10]" office:value-type="float" office:value="0" calcext:value-type="float">
            <text:p>0</text:p>
          </table:table-cell>
          <table:table-cell table:formula="of:=[Kurt5.E1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Kurt5.B11]"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[.C11]-[.B11]" office:value-type="float" office:value="35" calcext:value-type="float">
            <text:p>35</text:p>
          </table:table-cell>
          <table:table-cell table:formula="of:=[Kurt5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Kurt5.B12]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C12]-[.B12]" office:value-type="float" office:value="14" calcext:value-type="float">
            <text:p>14</text:p>
          </table:table-cell>
          <table:table-cell table:formula="of:=[Kurt5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Kurt5.B13]"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formula="of:=[.C13]-[.B13]" office:value-type="float" office:value="26" calcext:value-type="float">
            <text:p>26</text:p>
          </table:table-cell>
          <table:table-cell table:formula="of:=[Kurt5.E1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Kurt5.B14]"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table:formula="of:=[.C14]-[.B14]" office:value-type="float" office:value="23" calcext:value-type="float">
            <text:p>23</text:p>
          </table:table-cell>
          <table:table-cell table:formula="of:=[Kurt5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Kurt5.B15]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[.C15]-[.B15]" office:value-type="float" office:value="-99" calcext:value-type="float">
            <text:p>-99</text:p>
          </table:table-cell>
          <table:table-cell table:formula="of:=[Kurt5.E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Kurt5.B16]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C16]-[.B16]" office:value-type="float" office:value="-42" calcext:value-type="float">
            <text:p>-42</text:p>
          </table:table-cell>
          <table:table-cell table:formula="of:=[Kurt5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Kurt5.B17]"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formula="of:=[.C17]-[.B17]" office:value-type="float" office:value="9" calcext:value-type="float">
            <text:p>9</text:p>
          </table:table-cell>
          <table:table-cell table:formula="of:=[Kurt5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Kurt5.B18]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C18]-[.B18]" office:value-type="float" office:value="2" calcext:value-type="float">
            <text:p>2</text:p>
          </table:table-cell>
          <table:table-cell table:formula="of:=[Kurt5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Kurt5.B19]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[.C19]-[.B19]" office:value-type="float" office:value="12" calcext:value-type="float">
            <text:p>12</text:p>
          </table:table-cell>
          <table:table-cell table:formula="of:=[Kurt5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Kurt5.B20]"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formula="of:=[.C20]-[.B20]" office:value-type="float" office:value="18" calcext:value-type="float">
            <text:p>18</text:p>
          </table:table-cell>
          <table:table-cell table:formula="of:=[Kurt5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Kurt5.B21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C21]-[.B21]" office:value-type="float" office:value="-28" calcext:value-type="float">
            <text:p>-28</text:p>
          </table:table-cell>
          <table:table-cell table:formula="of:=[Kurt5.E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Kurt5.B22]"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table:formula="of:=[.C22]-[.B22]" office:value-type="float" office:value="58" calcext:value-type="float">
            <text:p>58</text:p>
          </table:table-cell>
          <table:table-cell table:formula="of:=[Kurt5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Kurt5.B23]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formula="of:=[.C23]-[.B23]" office:value-type="float" office:value="33" calcext:value-type="float">
            <text:p>33</text:p>
          </table:table-cell>
          <table:table-cell table:formula="of:=[Kurt5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Kurt5.B24]"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table:formula="of:=[.C24]-[.B24]" office:value-type="float" office:value="-35" calcext:value-type="float">
            <text:p>-35</text:p>
          </table:table-cell>
          <table:table-cell table:formula="of:=[Kurt5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Kurt5.B25]"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table:formula="of:=[.C25]-[.B25]" office:value-type="float" office:value="78" calcext:value-type="float">
            <text:p>78</text:p>
          </table:table-cell>
          <table:table-cell table:formula="of:=[Kurt5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Kurt5.B26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C26]-[.B26]" office:value-type="float" office:value="0" calcext:value-type="float">
            <text:p>0</text:p>
          </table:table-cell>
          <table:table-cell table:formula="of:=[Kurt5.E2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Kurt5.B27]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[.C27]-[.B27]" office:value-type="float" office:value="-39" calcext:value-type="float">
            <text:p>-39</text:p>
          </table:table-cell>
          <table:table-cell table:formula="of:=[Kurt5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5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Kurt5.B28]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C28]-[.B28]" office:value-type="float" office:value="14" calcext:value-type="float">
            <text:p>14</text:p>
          </table:table-cell>
          <table:table-cell table:formula="of:=[Kurt5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3.44444444444444" calcext:value-type="float">
            <text:p>-3.44444444444444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39.4728079075021" calcext:value-type="float">
            <text:p>39.4728079075021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" calcext:value-type="float">
            <text:p>0</text:p>
          </table:table-cell>
        </table:table-row>
      </table:table>
      <table:table table:name="Max5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5_d.A1]" office:value-type="string" office:string-value="Video" calcext:value-type="string">
            <text:p>Video</text:p>
          </table:table-cell>
          <table:table-cell table:formula="of:=[Skew5_d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5_d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Skew5_d.B2]" office:value-type="float" office:value="165" calcext:value-type="float">
            <text:p>165</text:p>
          </table:table-cell>
          <table:table-cell office:value-type="float" office:value="265" calcext:value-type="float">
            <text:p>265</text:p>
          </table:table-cell>
          <table:table-cell table:formula="of:=[.C2]-[.B2]" office:value-type="float" office:value="100" calcext:value-type="float">
            <text:p>100</text:p>
          </table:table-cell>
          <table:table-cell table:formula="of:=[Skew5_d.E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5_d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Skew5_d.B3]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C3]-[.B3]" office:value-type="float" office:value="-60" calcext:value-type="float">
            <text:p>-60</text:p>
          </table:table-cell>
          <table:table-cell table:formula="of:=[Skew5_d.E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Skew5_d.B4]"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formula="of:=[.C4]-[.B4]" office:value-type="float" office:value="-2" calcext:value-type="float">
            <text:p>-2</text:p>
          </table:table-cell>
          <table:table-cell table:formula="of:=[Skew5_d.E4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Skew5_d.B5]"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table:formula="of:=[.C5]-[.B5]" office:value-type="float" office:value="-72" calcext:value-type="float">
            <text:p>-72</text:p>
          </table:table-cell>
          <table:table-cell table:formula="of:=[Skew5_d.E5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Skew5_d.B6]"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[.C6]-[.B6]" office:value-type="float" office:value="4" calcext:value-type="float">
            <text:p>4</text:p>
          </table:table-cell>
          <table:table-cell table:formula="of:=[Skew5_d.E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Skew5_d.B7]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[.C7]-[.B7]" office:value-type="float" office:value="-2" calcext:value-type="float">
            <text:p>-2</text:p>
          </table:table-cell>
          <table:table-cell table:formula="of:=[Skew5_d.E7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Skew5_d.B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formula="of:=[.C8]-[.B8]" office:value-type="float" office:value="-53" calcext:value-type="float">
            <text:p>-53</text:p>
          </table:table-cell>
          <table:table-cell table:formula="of:=[Skew5_d.E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Skew5_d.B9]"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table:formula="of:=[.C9]-[.B9]" office:value-type="float" office:value="-56" calcext:value-type="float">
            <text:p>-56</text:p>
          </table:table-cell>
          <table:table-cell table:formula="of:=[Skew5_d.E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Skew5_d.B10]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formula="of:=[.C10]-[.B10]" office:value-type="float" office:value="-3" calcext:value-type="float">
            <text:p>-3</text:p>
          </table:table-cell>
          <table:table-cell table:formula="of:=[Skew5_d.E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Skew5_d.B11]"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formula="of:=[.C11]-[.B11]" office:value-type="float" office:value="47" calcext:value-type="float">
            <text:p>47</text:p>
          </table:table-cell>
          <table:table-cell table:formula="of:=[Skew5_d.E11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Skew5_d.B12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[.C12]-[.B12]" office:value-type="float" office:value="11" calcext:value-type="float">
            <text:p>11</text:p>
          </table:table-cell>
          <table:table-cell table:formula="of:=[Skew5_d.E1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Skew5_d.B13]"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formula="of:=[.C13]-[.B13]" office:value-type="float" office:value="58" calcext:value-type="float">
            <text:p>58</text:p>
          </table:table-cell>
          <table:table-cell table:formula="of:=[Skew5_d.E1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Skew5_d.B14]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formula="of:=[.C14]-[.B14]" office:value-type="float" office:value="-40" calcext:value-type="float">
            <text:p>-40</text:p>
          </table:table-cell>
          <table:table-cell table:formula="of:=[Skew5_d.E1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Skew5_d.B15]"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formula="of:=[.C15]-[.B15]" office:value-type="float" office:value="-87" calcext:value-type="float">
            <text:p>-87</text:p>
          </table:table-cell>
          <table:table-cell table:formula="of:=[Skew5_d.E1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Skew5_d.B16]"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formula="of:=[.C16]-[.B16]" office:value-type="float" office:value="60" calcext:value-type="float">
            <text:p>60</text:p>
          </table:table-cell>
          <table:table-cell table:formula="of:=[Skew5_d.E1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Skew5_d.B17]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[.C17]-[.B17]" office:value-type="float" office:value="16" calcext:value-type="float">
            <text:p>16</text:p>
          </table:table-cell>
          <table:table-cell table:formula="of:=[Skew5_d.E17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Skew5_d.B18]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C18]-[.B18]" office:value-type="float" office:value="-6" calcext:value-type="float">
            <text:p>-6</text:p>
          </table:table-cell>
          <table:table-cell table:formula="of:=[Skew5_d.E1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Skew5_d.B19]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formula="of:=[.C19]-[.B19]" office:value-type="float" office:value="9" calcext:value-type="float">
            <text:p>9</text:p>
          </table:table-cell>
          <table:table-cell table:formula="of:=[Skew5_d.E1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Skew5_d.B20]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[.C20]-[.B20]" office:value-type="float" office:value="10" calcext:value-type="float">
            <text:p>10</text:p>
          </table:table-cell>
          <table:table-cell table:formula="of:=[Skew5_d.E20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Skew5_d.B21]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[.C21]-[.B21]" office:value-type="float" office:value="-21" calcext:value-type="float">
            <text:p>-21</text:p>
          </table:table-cell>
          <table:table-cell table:formula="of:=[Skew5_d.E2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Skew5_d.B22]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[.C22]-[.B22]" office:value-type="float" office:value="10" calcext:value-type="float">
            <text:p>10</text:p>
          </table:table-cell>
          <table:table-cell table:formula="of:=[Skew5_d.E2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Skew5_d.B23]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C23]-[.B23]" office:value-type="float" office:value="20" calcext:value-type="float">
            <text:p>20</text:p>
          </table:table-cell>
          <table:table-cell table:formula="of:=[Skew5_d.E23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Skew5_d.B24]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[.C24]-[.B24]" office:value-type="float" office:value="-38" calcext:value-type="float">
            <text:p>-38</text:p>
          </table:table-cell>
          <table:table-cell table:formula="of:=[Skew5_d.E2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Skew5_d.B25]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[.C25]-[.B25]" office:value-type="float" office:value="-100" calcext:value-type="float">
            <text:p>-100</text:p>
          </table:table-cell>
          <table:table-cell table:formula="of:=[Skew5_d.E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Skew5_d.B26]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C26]-[.B26]" office:value-type="float" office:value="22" calcext:value-type="float">
            <text:p>22</text:p>
          </table:table-cell>
          <table:table-cell table:formula="of:=[Skew5_d.E2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Skew5_d.B27]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[.C27]-[.B27]" office:value-type="float" office:value="-37" calcext:value-type="float">
            <text:p>-37</text:p>
          </table:table-cell>
          <table:table-cell table:formula="of:=[Skew5_d.E2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5_d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Skew5_d.B28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[.C28]-[.B28]" office:value-type="float" office:value="11" calcext:value-type="float">
            <text:p>11</text:p>
          </table:table-cell>
          <table:table-cell table:formula="of:=[Skew5_d.E28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7.37037037037037" calcext:value-type="float">
            <text:p>-7.37037037037037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4.92592592592593" calcext:value-type="float">
            <text:p>4.92592592592593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46.653508523474" calcext:value-type="float">
            <text:p>46.653508523474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.38490017945975" calcext:value-type="float">
            <text:p>0.38490017945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00-00-00</text:date>, <text:time style:data-style-name="N2" text:time-value="02:33:08.578885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9:21:17.929547362</meta:creation-date>
    <dc:date>2019-08-31T02:36:54.305651996</dc:date>
    <meta:editing-duration>PT2H29M35S</meta:editing-duration>
    <meta:editing-cycles>9</meta:editing-cycles>
    <meta:generator>LibreOffice/6.0.7.3$Linux_X86_64 LibreOffice_project/00m0$Build-3</meta:generator>
    <meta:document-statistic meta:table-count="5" meta:cell-count="936" meta:object-count="0"/>
  </office:meta>
</office:document-meta>
</file>